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color="#ff3333" style:font-name="FreeMono" fo:font-size="22pt" fo:font-weight="bold" style:font-size-asian="22pt" style:font-weight-asian="bold" style:font-size-complex="22pt" style:font-weight-complex="bold"/>
    </style:style>
    <style:style style:name="P2" style:family="paragraph">
      <loext:graphic-properties draw:fill="none" draw:fill-color="#ffffff"/>
      <style:text-properties fo:color="#ff3333" style:font-name="FreeMono" fo:font-size="22pt" fo:font-weight="bold" style:font-size-asian="22pt" style:font-weight-asian="bold" style:font-size-complex="22pt" style:font-weight-complex="bold"/>
    </style:style>
    <style:style style:name="P3" style:family="paragraph">
      <style:text-properties fo:color="#000099" style:font-name="FreeMono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fo:color="#000099" style:font-name="FreeMono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color="#000099" style:font-name="FreeMono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0099" style:font-name="FreeMono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990000" style:font-name="FreeMono"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text-properties fo:color="#990000" style:font-name="FreeMono"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style:text-properties style:font-name="FreeMono"/>
    </style:style>
    <style:style style:name="P13" style:family="paragraph">
      <style:paragraph-properties fo:text-align="center"/>
      <style:text-properties style:font-name="FreeMono"/>
    </style:style>
    <style:style style:name="P14" style:family="paragraph">
      <loext:graphic-properties draw:fill="none" draw:fill-color="#ffffff"/>
      <style:text-properties style:font-name="FreeMono"/>
    </style:style>
    <style:style style:name="P15" style:family="paragraph">
      <style:text-properties style:font-name="FreeMono"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text-properties style:font-name="FreeMono" fo:font-size="26pt" fo:font-weight="bold" style:font-size-asian="26pt" style:font-weight-asian="bold" style:font-size-complex="26pt" style:font-weight-complex="bold"/>
    </style:style>
    <style:style style:name="P17" style:family="paragraph">
      <style:text-properties fo:color="#330099" style:font-name="FreeMono"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none" draw:fill-color="#ffffff"/>
      <style:text-properties fo:color="#330099" style:font-name="FreeMono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3333" style:font-name="FreeMono" fo:font-size="22pt" fo:language="es" fo:country="CL" fo:font-weight="bold" style:font-size-asian="22pt" style:font-weight-asian="bold" style:font-size-complex="22pt" style:font-weight-complex="bold"/>
    </style:style>
    <style:style style:name="T2" style:family="text">
      <style:text-properties fo:color="#000099" style:font-name="FreeMono" fo:font-size="16pt" fo:language="es" fo:country="CL" fo:font-weight="bold" style:font-size-asian="16pt" style:font-weight-asian="bold" style:font-size-complex="16pt" style:font-weight-complex="bold"/>
    </style:style>
    <style:style style:name="T3" style:family="text">
      <style:text-properties fo:color="#990000" style:font-name="FreeMono" fo:font-size="26pt" fo:language="es" fo:country="CL" fo:font-weight="bold" style:font-size-asian="26pt" style:font-weight-asian="bold" style:font-size-complex="26pt" style:font-weight-complex="bold"/>
    </style:style>
    <style:style style:name="T4" style:family="text">
      <style:text-properties fo:language="es" fo:country="CL"/>
    </style:style>
    <style:style style:name="T5" style:family="text">
      <style:text-properties fo:language="es" fo:country="CL" fo:font-style="italic" style:font-style-asian="italic" style:font-style-complex="italic"/>
    </style:style>
    <style:style style:name="T6" style:family="text">
      <style:text-properties style:font-name="FreeMono" fo:font-size="26pt" fo:language="es" fo:country="CL" fo:font-weight="bold" style:font-size-asian="26pt" style:font-weight-asian="bold" style:font-size-complex="26pt" style:font-weight-complex="bold"/>
    </style:style>
    <style:style style:name="T7" style:family="text">
      <style:text-properties fo:color="#330099" style:font-name="FreeMono" fo:font-size="20pt" fo:language="es" fo:country="CL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556cm" svg:height="1.026cm" svg:x="5.058cm" svg:y="8.8cm">
          <draw:text-box>
            <text:p text:style-name="P1"><text:span text:style-name="T1">Transparencia</text:span></text:p>
          </draw:text-box>
        </draw:frame>
        <draw:frame draw:style-name="gr1" draw:text-style-name="P2" draw:layer="layout" svg:width="3.296cm" svg:height="1.026cm" svg:x="14.6cm" svg:y="12.5cm">
          <draw:text-box>
            <text:p text:style-name="P1"><text:span text:style-name="T1">Acceso</text:span></text:p>
          </draw:text-box>
        </draw:frame>
        <draw:frame draw:style-name="gr2" draw:text-style-name="P4" draw:layer="layout" svg:width="2.873cm" svg:height="0.814cm" svg:x="16.348cm" svg:y="10.925cm">
          <draw:text-box>
            <text:p text:style-name="P3"><text:span text:style-name="T2">Sci-Hub</text:span></text:p>
          </draw:text-box>
        </draw:frame>
        <draw:frame draw:style-name="gr3" draw:text-style-name="P4" draw:layer="layout" svg:width="6.472cm" svg:height="0.94cm" svg:x="7.523cm" svg:y="8.144cm">
          <draw:text-box>
            <text:p text:style-name="P3"><text:span text:style-name="T2">Reproducibilidad</text:span></text:p>
          </draw:text-box>
        </draw:frame>
        <draw:frame draw:style-name="gr3" draw:text-style-name="P4" draw:layer="layout" svg:width="4.355cm" svg:height="0.94cm" svg:x="3.245cm" svg:y="7.6cm">
          <draw:text-box>
            <text:p text:style-name="P3"><text:span text:style-name="T2">Replicación</text:span></text:p>
          </draw:text-box>
        </draw:frame>
        <draw:frame draw:style-name="gr3" draw:text-style-name="P4" draw:layer="layout" svg:width="6.472cm" svg:height="0.94cm" svg:x="11.328cm" svg:y="9.826cm">
          <draw:text-box>
            <text:p text:style-name="P3"><text:span text:style-name="T2">p-hacking</text:span></text:p>
          </draw:text-box>
        </draw:frame>
        <draw:frame draw:style-name="gr4" draw:text-style-name="P4" draw:layer="layout" svg:width="3.273cm" svg:height="1.377cm" svg:x="16.927cm" svg:y="14.5cm">
          <draw:text-box>
            <text:p text:style-name="P3"><text:span text:style-name="T2">Paywalls</text:span></text:p>
          </draw:text-box>
        </draw:frame>
        <draw:frame draw:style-name="gr5" draw:text-style-name="P6" draw:layer="layout" svg:width="3.672cm" svg:height="1.94cm" svg:x="16.028cm" svg:y="15.5cm">
          <draw:text-box>
            <text:p text:style-name="P5"><text:span text:style-name="T2">Editorial boycott</text:span></text:p>
          </draw:text-box>
        </draw:frame>
        <draw:frame draw:style-name="gr4" draw:text-style-name="P6" draw:layer="layout" svg:width="2.799cm" svg:height="1.377cm" svg:x="13.901cm" svg:y="11.286cm">
          <draw:text-box>
            <text:p text:style-name="P5"><text:span text:style-name="T2">Open Access</text:span></text:p>
          </draw:text-box>
        </draw:frame>
        <draw:frame draw:style-name="gr6" draw:text-style-name="P4" draw:layer="layout" svg:width="3.598cm" svg:height="1.513cm" svg:x="13.602cm" svg:y="13.387cm">
          <draw:text-box>
            <text:p text:style-name="P3"><text:span text:style-name="T2">Predatory </text:span><text:span text:style-name="T2">journals</text:span></text:p>
          </draw:text-box>
        </draw:frame>
        <draw:frame draw:style-name="gr7" draw:text-style-name="P4" draw:layer="layout" svg:width="4.399cm" svg:height="0.814cm" svg:x="17.714cm" svg:y="13.514cm">
          <draw:text-box>
            <text:p text:style-name="P3"><text:span text:style-name="T2">Pre-prints</text:span></text:p>
          </draw:text-box>
        </draw:frame>
        <draw:frame draw:style-name="gr8" draw:text-style-name="P4" draw:layer="layout" svg:width="4.755cm" svg:height="0.814cm" svg:x="3.445cm" svg:y="9.6cm">
          <draw:text-box>
            <text:p text:style-name="P3"><text:span text:style-name="T2">Repositorios</text:span></text:p>
          </draw:text-box>
        </draw:frame>
        <draw:frame draw:style-name="gr9" draw:text-style-name="P4" draw:layer="layout" svg:width="4.755cm" svg:height="0.814cm" svg:x="4.045cm" svg:y="11.214cm">
          <draw:text-box>
            <text:p text:style-name="P3"><text:span text:style-name="T2">Código</text:span></text:p>
          </draw:text-box>
        </draw:frame>
        <draw:frame draw:style-name="gr8" draw:text-style-name="P4" draw:layer="layout" svg:width="4.755cm" svg:height="1.377cm" svg:x="7.245cm" svg:y="10.6cm">
          <draw:text-box>
            <text:p text:style-name="P3"><text:span text:style-name="T2">Control de </text:span><text:span text:style-name="T2">versiones</text:span></text:p>
          </draw:text-box>
        </draw:frame>
        <draw:frame draw:style-name="gr4" draw:text-style-name="P4" draw:layer="layout" svg:width="4.654cm" svg:height="1.377cm" svg:x="6.546cm" svg:y="6.767cm">
          <draw:text-box>
            <text:p text:style-name="P3"><text:span text:style-name="T2">Falseamiento</text:span></text:p>
          </draw:text-box>
        </draw:frame>
        <draw:frame draw:style-name="gr3" draw:text-style-name="P4" draw:layer="layout" svg:width="6.472cm" svg:height="0.94cm" svg:x="8.228cm" svg:y="12.226cm">
          <draw:text-box>
            <text:p text:style-name="P3"><text:span text:style-name="T2">pre-registro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1" draw:text-style-name="P8" draw:layer="layout" svg:x1="4.3cm" svg:y1="10.3cm" svg:x2="23.5cm" svg:y2="10.3cm">
          <text:p/>
        </draw:line>
        <draw:frame draw:style-name="gr1" draw:text-style-name="P10" draw:layer="layout" svg:width="13.71cm" svg:height="1.17cm" svg:x="7.49cm" svg:y="6.03cm">
          <draw:text-box>
            <text:p text:style-name="P9"><text:span text:style-name="T3">Proceso de investigación</text:span></text:p>
          </draw:text-box>
        </draw:frame>
        <draw:custom-shape draw:style-name="gr12" draw:text-style-name="P11" draw:layer="layout" svg:width="0.4cm" svg:height="0.4cm" svg:x="14.1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2" draw:layer="layout" svg:width="6.556cm" svg:height="1.026cm" svg:x="5.158cm" svg:y="10.8cm">
          <draw:text-box>
            <text:p text:style-name="P1"><text:span text:style-name="T1">Transparencia</text:span></text:p>
          </draw:text-box>
        </draw:frame>
        <draw:frame draw:style-name="gr1" draw:text-style-name="P2" draw:layer="layout" svg:width="3.296cm" svg:height="1.026cm" svg:x="18.158cm" svg:y="10.8cm">
          <draw:text-box>
            <text:p text:style-name="P1"><text:span text:style-name="T1">Acc</text:span><text:span text:style-name="T1">eso</text:span></text:p>
          </draw:text-box>
        </draw:frame>
        <draw:line draw:style-name="gr11" draw:text-style-name="P8" draw:layer="layout" svg:x1="14.3cm" svg:y1="10.5cm" svg:x2="14.3cm" svg:y2="12.7cm">
          <text:p/>
        </draw:line>
        <draw:frame draw:style-name="gr1" draw:text-style-name="P14" draw:layer="layout" svg:width="3.55cm" svg:height="1.521cm" svg:x="12.556cm" svg:y="12.8cm">
          <draw:text-box>
            <text:p text:style-name="P12"><text:span text:style-name="T4">Producto</text:span></text:p>
            <text:p text:style-name="P13"><text:span text:style-name="T5">(paper)</text:span></text:p>
          </draw:text-box>
        </draw:frame>
        <draw:line draw:style-name="gr13" draw:text-style-name="P8" draw:layer="layout" svg:x1="8.5cm" svg:y1="12.5cm" svg:x2="8.5cm" svg:y2="16.1cm">
          <text:p/>
        </draw:line>
        <draw:line draw:style-name="gr13" draw:text-style-name="P8" draw:layer="layout" svg:x1="19.9cm" svg:y1="16.078cm" svg:x2="8.511cm" svg:y2="16.078cm">
          <text:p/>
        </draw:line>
        <draw:line draw:style-name="gr13" draw:text-style-name="P8" draw:layer="layout" svg:x1="19.9cm" svg:y1="12.5cm" svg:x2="19.9cm" svg:y2="16.1cm">
          <text:p/>
        </draw:line>
        <draw:line draw:style-name="gr11" draw:text-style-name="P8" draw:layer="layout" svg:x1="14.3cm" svg:y1="16.078cm" svg:x2="14.3cm" svg:y2="17cm">
          <text:p/>
        </draw:line>
        <draw:frame draw:style-name="gr1" draw:text-style-name="P16" draw:layer="layout" svg:width="13.16cm" svg:height="1.17cm" svg:x="7.9cm" svg:y="17.3cm">
          <draw:text-box>
            <text:p text:style-name="P15"><text:span text:style-name="T6">Apertu</text:span><text:span text:style-name="T6">ra y </text:span><text:span text:style-name="T6">colabo</text:span><text:span text:style-name="T6">ración</text:span></text:p>
          </draw:text-box>
        </draw:frame>
        <draw:frame draw:style-name="gr1" draw:text-style-name="P18" draw:layer="layout" svg:width="4.735cm" svg:height="0.958cm" svg:x="5.658cm" svg:y="9cm">
          <draw:text-box>
            <text:p text:style-name="P17"><text:span text:style-name="T7">Producción</text:span></text:p>
          </draw:text-box>
        </draw:frame>
        <draw:frame draw:style-name="gr1" draw:text-style-name="P18" draw:layer="layout" svg:width="5.159cm" svg:height="0.958cm" svg:x="16.859cm" svg:y="9cm">
          <draw:text-box>
            <text:p text:style-name="P17"><text:span text:style-name="T7">Publicación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9:41:07.959130226</meta:creation-date>
    <dc:date>2019-09-09T22:05:53.072902470</dc:date>
    <meta:editing-duration>PT23M32S</meta:editing-duration>
    <meta:editing-cycles>3</meta:editing-cycles>
    <meta:generator>LibreOffice/5.1.6.2$Linux_X86_64 LibreOffice_project/10m0$Build-2</meta:generator>
    <meta:document-statistic meta:object-count="55"/>
  </office:meta>
</office:document-meta>
</file>